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Helvetica, Arial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text-properties fo:color="#ff0000" loext:opacity="100%"/>
    </style:style>
    <style:style style:name="P4" style:family="paragraph" style:parent-style-name="Standard">
      <style:text-properties fo:color="#ff0000" loext:opacity="100%" officeooo:paragraph-rsid="0003b8b0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4"/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bfd7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0bf860" officeooo:paragraph-rsid="000bf86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0cbfd7" officeooo:paragraph-rsid="000cbfd7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0db31a" officeooo:paragraph-rsid="000db31a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db31a" officeooo:paragraph-rsid="000db31a" style:font-weight-asian="bold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T1" style:family="text">
      <style:text-properties officeooo:rsid="000478d6" fo:background-color="#ffff00" loext:char-shading-value="0"/>
    </style:style>
    <style:style style:name="T2" style:family="text">
      <style:text-properties officeooo:rsid="00053cf3" fo:background-color="#ffff00" loext:char-shading-value="0"/>
    </style:style>
    <style:style style:name="T3" style:family="text">
      <style:text-properties officeooo:rsid="00053cf3" fo:background-color="#81d41a" loext:char-shading-value="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loext:padding="0.049cm" loext:border="0.06pt solid #d9d9e3"/>
    </style:style>
    <style:style style:name="T6" style:family="text">
      <style:text-properties fo:color="#000000" loext:opacity="100%" officeooo:rsid="000cbfd7"/>
    </style:style>
    <style:style style:name="T7" style:family="text">
      <style:text-properties fo:color="#000000" loext:opacity="100%" officeooo:rsid="000db31a"/>
    </style:style>
    <style:style style:name="T8" style:family="text">
      <style:text-properties fo:color="#000000" loext:opacity="100%" style:font-name="inherit" fo:font-weight="bold" loext:padding="0cm" loext:border="none"/>
    </style:style>
    <style:style style:name="T9" style:family="text">
      <style:text-properties officeooo:rsid="00055a68" fo:background-color="#ffa6a6" loext:char-shading-value="0"/>
    </style:style>
    <style:style style:name="T10" style:family="text">
      <style:text-properties officeooo:rsid="00053cf3" fo:background-color="#ffa6a6" loext:char-shading-value="0"/>
    </style:style>
    <style:style style:name="T11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14" style:family="text">
      <style:text-properties officeooo:rsid="000db31a"/>
    </style:style>
    <style:style style:name="T15" style:family="text">
      <style:text-properties style:font-name="inherit" fo:font-weight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arte téorica: </text:p>
      <text:p text:style-name="Standard">1. Criar uma apresentação de slides com 1 slide </text:p>
      <text:p text:style-name="Standard">para cada um dos topicos</text:p>
      <text:p text:style-name="P3">1.1 - o que faz o comando top?</text:p>
      <text:p text:style-name="P2"><text:span text:style-name="T4"/></text:p>
      <text:p text:style-name="P9"><text:span text:style-name="T4">Gerenciador de processos linux.</text:span></text:p>
      <text:p text:style-name="P8"><text:span text:style-name="T6"/></text:p>
      <text:p text:style-name="P12"><text:span text:style-name="T6">L</text:span><text:span text:style-name="T4">inhas</text:span></text:p>
      <text:p text:style-name="P8"><text:span text:style-name="T6">Linha 1: </text:span></text:p>
      <text:p text:style-name="P8"><text:span text:style-name="T13">* O tempo atual</text:span><text:span text:style-name="T4"><text:line-break/></text:span><text:span text:style-name="T13">* O tempo que seu sistema está funcionando</text:span><text:span text:style-name="T4"><text:line-break/></text:span><text:span text:style-name="T13">* Número de usuários autenticados no sistema no momento</text:span><text:span text:style-name="T4"><text:line-break/></text:span><text:span text:style-name="T13">* Média de carga de 5, 10 e 15 minutos respectivamente.</text:span></text:p>
      <text:p text:style-name="P8"><text:span text:style-name="T4"/></text:p>
      <text:p text:style-name="P10"><text:span text:style-name="T4">Linha 2:</text:span></text:p>
      <text:p text:style-name="P10"><text:span text:style-name="T4">* resumo das tasks (executando, dormindo,paradas e em modo zumbi = </text:span><text:span text:style-name="T7">um erro do procedimento de saída de um processo filho</text:span><text:span text:style-name="T4">)</text:span></text:p>
      <text:p text:style-name="P10"><text:span text:style-name="T4"/></text:p>
      <text:p text:style-name="P11"><text:span text:style-name="T4">linha 3: </text:span></text:p>
      <text:p text:style-name="P11"><text:span text:style-name="T4">* Uso de CPU</text:span></text:p>
      <text:p text:style-name="P11"><text:span text:style-name="T4"/></text:p>
      <text:p text:style-name="P11"><text:span text:style-name="T4">linha4:</text:span></text:p>
      <text:p text:style-name="P11"><text:span text:style-name="T4">* Uso de memória (física=mem virtual=swap)</text:span></text:p>
      <text:p text:style-name="P11"><text:span text:style-name="T4"/></text:p>
      <text:p text:style-name="P12"><text:span text:style-name="T4">Colunas</text:span></text:p>
      <text:p text:style-name="Text_20_body">PID (Identificador do processo)<text:line-break/>A identificação do processo (identificador único)</text:p>
      <text:p text:style-name="Text_20_body">USUÁRIO (USER)<text:line-break/>Usuário proprietário do processo.</text:p>
      <text:p text:style-name="Text_20_body">PR (Prioridade)<text:line-break/>A prioridade de agendamento do processo. Alguns valores neste campo são ‘ RT ‘ . Isso significa que o processo está sendo executado em tempo real (Real Time).</text:p>
      <text:p text:style-name="Text_20_body">NI<text:line-break/>Os valores mais baixos significam maior prioridade.</text:p>
      <text:p text:style-name="Text_20_body">VIRT<text:line-break/>A quantidade de memória virtual usada pelo processo.</text:p>
      <text:p text:style-name="Text_20_body">RES<text:line-break/>O tamanho da memória usada. Residente na memória física e não na área de troca (swap).</text:p>
      <text:p text:style-name="Text_20_body">SHR (Share – compartilhada)<text:line-break/>SHR é a memória compartilhada usada pelo processo.</text:p>
      <text:p text:style-name="Text_20_body">S (State – estado)<text:line-break/>Este é o estado do processo . Ele pode ter um dos seguintes valores :</text:p>
      <text:p text:style-name="Text_20_body">% CPU<text:line-break/>É a porcentagem de tempo de CPU que a tarefa tem usado desde a última atualização.</text:p>
      <text:p text:style-name="Text_20_body">% MEM<text:line-break/>Percentagem de memória física disponível usada pelo processo.</text:p>
      <text:p text:style-name="Text_20_body"><text:soft-page-break/>T<text:span text:style-name="T14">IME</text:span> +<text:line-break/>O tempo total de CPU que a tarefa tem usado desde o início (precisão de centésimo de segundo)</text:p>
      <text:p text:style-name="Text_20_body">COM<text:span text:style-name="T14">M</text:span>AND<text:line-break/>Descrição do comando que foi utilizado para iniciar o processo.</text:p>
      <text:p text:style-name="P11"><text:span text:style-name="T4"/></text:p>
      <text:p text:style-name="Standard"/>
      <text:p text:style-name="P3">1.2 - qual o caminho padrao para salvar os logs no linux?</text:p>
      <text:p text:style-name="P2"><text:span text:style-name="T11">No Linux, os logs do sistema e de aplicativos são geralmente armazenados no diretório </text:span><text:span text:style-name="Source_20_Text"><text:span text:style-name="T5">/var/log</text:span></text:span><text:span text:style-name="T11">.</text:span><text:span text:style-name="T4"> </text:span></text:p>
      <text:p text:style-name="Standard"/>
      <text:p text:style-name="P3">1.3 - o que faz o comando whoami?</text:p>
      <text:p text:style-name="Standard"/>
      <text:p text:style-name="P2"><text:span text:style-name="T11">O comando </text:span><text:span text:style-name="Source_20_Text"><text:span text:style-name="T5">whoami</text:span></text:span><text:span text:style-name="T12"> </text:span><text:span text:style-name="T11">é utilizado em sistemas Unix e Linux para exibir o nome de usuário associado ao usuário atualmente logado no sistema. Ele retorna o nome do usuário atual do ambiente em que o comando é executado.</text:span><text:span text:style-name="T4"> </text:span></text:p>
      <text:p text:style-name="Standard"/>
      <text:p text:style-name="P3">1.4 - o que faz o comando mdkir /tmp/teste01?</text:p>
      <text:p text:style-name="Text_20_body">Aqui está uma explicação passo a passo do que esse comando faz:</text:p>
      <text:list xml:id="list1047824203" text:style-name="L1">
        <text:list-item>
          <text:p text:style-name="P13"><text:span text:style-name="Source_20_Text">mkdir</text:span>: É o próprio comando para criar diretórios.</text:p>
        </text:list-item>
        <text:list-item>
          <text:p text:style-name="P13"><text:span text:style-name="Source_20_Text">/tmp</text:span>: É um diretório raiz temporário usado para armazenar arquivos temporários no sistema. Muitas vezes, ele é limpo entre reinicializações do sistema.</text:p>
        </text:list-item>
        <text:list-item>
          <text:p text:style-name="P13"><text:span text:style-name="Source_20_Text">teste01</text:span>: É o nome do diretório que você está criando dentro do diretório <text:span text:style-name="Source_20_Text">/tmp</text:span>.</text:p>
        </text:list-item>
      </text:list>
      <text:p text:style-name="Text_20_body">Portanto, ao executar o comando <text:span text:style-name="Source_20_Text">mkdir /tmp/teste01</text:span>, você está criando um novo diretório chamado "teste01" dentro do diretório <text:span text:style-name="Source_20_Text">/tmp</text:span>. O caminho completo do diretório recém-criado será <text:span text:style-name="Source_20_Text">/tmp/teste01</text:span>.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 Parte prática:</text:p>
      <text:p text:style-name="Standard">Requisitos AWS:</text:p>
      <text:p text:style-name="P3">• Gerar uma chave pública para acesso ao ambiente;</text:p>
      <text:p text:style-name="Text_20_body">Gerar uma chave pública para acessar um ambiente na AWS é um passo importante para garantir a segurança e a autenticação ao conectar-se às instâncias EC2. Aqui estão os passos básicos para gerar uma chave pública:</text:p>
      <text:list xml:id="list4107890206" text:style-name="L2">
        <text:list-item>
          <text:p text:style-name="P14"><text:span text:style-name="Strong_20_Emphasis">Acessar o Console da AWS:</text:span> Faça login na sua conta da AWS no Console de Gerenciamento da AWS.</text:p>
        </text:list-item>
        <text:list-item>
          <text:p text:style-name="P14"><text:span text:style-name="Strong_20_Emphasis">Navegar para o EC2:</text:span> No painel de navegação, vá para "EC2" (Elastic Compute Cloud), que é onde você gerenciará suas instâncias.</text:p>
        </text:list-item>
        <text:list-item>
          <text:p text:style-name="P14"><text:span text:style-name="Strong_20_Emphasis">Acessar "Key Pairs":</text:span> No painel de navegação esquerdo, clique em "Key Pairs" (Pares de Chaves) em "Network &amp; Security".</text:p>
        </text:list-item>
        <text:list-item>
          <text:p text:style-name="P14"><text:span text:style-name="Strong_20_Emphasis">Criar um Novo Par de Chaves:</text:span> Clique no botão "Create Key Pair" (Criar Par de Chaves).</text:p>
        </text:list-item>
        <text:list-item>
          <text:p text:style-name="P14"><text:span text:style-name="Strong_20_Emphasis">Nome e Formato:</text:span></text:p>
          <text:list>
            <text:list-item>
              <text:p text:style-name="P14">Escolha um nome para o par de chaves (por exemplo, "MyKeyPair").</text:p>
            </text:list-item>
            <text:list-item>
              <text:p text:style-name="P14">Escolha o formato do arquivo de chave: "pem" é o formato comum para chaves no Linux.</text:p>
            </text:list-item>
          </text:list>
        </text:list-item>
        <text:list-item>
          <text:p text:style-name="P14"><text:span text:style-name="Strong_20_Emphasis">Criar e Baixar:</text:span> Clique em "Create Key Pair". Isso gerará um novo par de chaves e fará o download do arquivo da chave privada automaticamente.</text:p>
        </text:list-item>
        <text:list-item>
          <text:p text:style-name="P14"><text:span text:style-name="Strong_20_Emphasis">Armazenamento Seguro:</text:span> <text:span text:style-name="Strong_20_Emphasis">Importante:</text:span> O arquivo da chave privada (.pem) é sensível e deve ser armazenado com segurança. Não compartilhe o arquivo da chave privada com outras pessoas e nunca armazene-o em locais públicos.</text:p>
        </text:list-item>
        <text:list-item>
          <text:p text:style-name="P14"><text:soft-page-break/><text:span text:style-name="Strong_20_Emphasis">Definir Permissões (se necessário):</text:span> Dependendo do sistema operacional usado para se conectar às instâncias EC2, você pode precisar definir permissões restritas para o arquivo da chave privada usando o comando <text:span text:style-name="Source_20_Text">chmod 400 chave.pem</text:span>. Isso garante que apenas o proprietário do arquivo tenha permissão de leitura.</text:p>
        </text:list-item>
      </text:list>
      <text:p text:style-name="Text_20_body">Depois de gerar o par de chaves, você poderá usar a chave pública para autenticar seu acesso a instâncias EC2 durante o processo de criação ou adicionar a chave a instâncias existentes para permitir o acesso SSH seguro. Certifique-se de seguir as práticas recomendadas de segurança para proteger o acesso à sua chave privada.</text:p>
      <text:p text:style-name="Standard"/>
      <text:p text:style-name="Standard"/>
      <text:p text:style-name="P3">• Criar 1 instância EC2 com o sistema operacional Amazon Linux 2 (Família t3.small, 16 GB SSD);</text:p>
      <text:p text:style-name="P3"/>
      <text:p text:style-name="P3">• Gerar 1 elastic IP e anexar à instância EC2; <text:span text:style-name="T10">aula 44</text:span></text:p>
      <text:p text:style-name="P3"/>
      <text:p text:style-name="P4">• Liberar as portas de comunicação para acesso público: (22/TCP, 111/TCP e UDP, 2049/TCP/UDP, 80/TCP, 443/TCP). <text:span text:style-name="T9">Security group</text:span></text:p>
      <text:p text:style-name="Standard"/>
      <text:p text:style-name="Standard">Requisitos no linux:</text:p>
      <text:p text:style-name="Standard"/>
      <text:p text:style-name="P3">• Configurar o NFS entregue;</text:p>
      <text:p text:style-name="P3">• Criar um diretorio dentro do filesystem do NFS com seu nome;</text:p>
      <text:p text:style-name="Text_20_body">Para atender aos requisitos de configurar o NFS no Linux e criar um diretório dentro do sistema de arquivos NFS com seu nome, siga os passos abaixo:</text:p>
      <text:list xml:id="list435726160" text:style-name="L3">
        <text:list-item>
          <text:p text:style-name="P15"><text:span text:style-name="Strong_20_Emphasis">Configurar o NFS Server:</text:span></text:p>
          <text:p text:style-name="P15">Primeiro, você precisa configurar o servidor NFS no sistema onde deseja compartilhar os arquivos.</text:p>
          <text:list>
            <text:list-item>
              <text:p text:style-name="P15"><text:span text:style-name="Strong_20_Emphasis">Instalar o Servidor NFS:</text:span></text:p>
              <text:p text:style-name="P15">No terminal, execute o seguinte comando para instalar o servidor NFS:</text:p>
              <text:p text:style-name="P5">bashCopy code</text:p>
              <text:p text:style-name="P5"><text:span text:style-name="Source_20_Text">sudo apt update</text:span></text:p>
              <text:p text:style-name="P5"><text:span text:style-name="Source_20_Text">sudo apt install nfs-kernel-server</text:span></text:p>
            </text:list-item>
            <text:list-item>
              <text:p text:style-name="P15"><text:span text:style-name="Strong_20_Emphasis">Criar um Diretório para Compartilhamento:</text:span></text:p>
              <text:p text:style-name="P15">Crie um diretório que você deseja compartilhar via NFS. Vamos chamá-lo de <text:span text:style-name="Source_20_Text">nfs_share</text:span> neste exemplo:</text:p>
              <text:p text:style-name="P5">bashCopy code</text:p>
              <text:p text:style-name="P5"><text:span text:style-name="Source_20_Text">sudo mkdir /nfs_share</text:span></text:p>
            </text:list-item>
            <text:list-item>
              <text:p text:style-name="P15"><text:span text:style-name="Strong_20_Emphasis">Configurar Exportação NFS:</text:span></text:p>
              <text:p text:style-name="P15">Edite o arquivo <text:span text:style-name="Source_20_Text">/etc/exports</text:span> para configurar o compartilhamento NFS. Adicione a seguinte linha:</text:p>
              <text:p text:style-name="P5">plaintextCopy code</text:p>
              <text:p text:style-name="P5"><text:span text:style-name="Source_20_Text">/nfs_share *(rw,sync,no_subtree_check)</text:span></text:p>
              <text:p text:style-name="P15">Isso permite que qualquer sistema acesse o diretório <text:span text:style-name="Source_20_Text">nfs_share</text:span> via NFS.</text:p>
            </text:list-item>
            <text:list-item>
              <text:p text:style-name="P15"><text:span text:style-name="Strong_20_Emphasis">Aplicar as Configurações:</text:span></text:p>
              <text:p text:style-name="P15"><text:soft-page-break/>Após editar o arquivo de configuração, execute o seguinte comando para aplicar as configurações:</text:p>
              <text:p text:style-name="P5">bashCopy code</text:p>
              <text:p text:style-name="P5"><text:span text:style-name="Source_20_Text">sudo exportfs -a</text:span></text:p>
            </text:list-item>
            <text:list-item>
              <text:p text:style-name="P15"><text:span text:style-name="Strong_20_Emphasis">Iniciar o Serviço NFS:</text:span></text:p>
              <text:p text:style-name="P15">Inicie o serviço NFS com o seguinte comando:</text:p>
              <text:p text:style-name="P5">bashCopy code</text:p>
              <text:p text:style-name="P5"><text:span text:style-name="Source_20_Text">sudo systemctl start nfs-kernel-server</text:span></text:p>
            </text:list-item>
          </text:list>
        </text:list-item>
        <text:list-item>
          <text:p text:style-name="P15"><text:span text:style-name="Strong_20_Emphasis">Criar um Diretório no Sistema de Arquivos NFS:</text:span></text:p>
          <text:p text:style-name="P15">Agora você pode criar um diretório dentro do sistema de arquivos NFS que você compartilhou.</text:p>
          <text:list>
            <text:list-item>
              <text:p text:style-name="P15"><text:span text:style-name="Strong_20_Emphasis">Montar o Compartilhamento NFS:</text:span></text:p>
              <text:p text:style-name="P15">Antes de criar o diretório, você precisa montar o compartilhamento NFS em um diretório local. Vamos criar um diretório chamado <text:span text:style-name="Source_20_Text">nfs_mount</text:span> para isso:</text:p>
              <text:p text:style-name="P5">bashCopy code</text:p>
              <text:p text:style-name="P5"><text:span text:style-name="Source_20_Text">mkdir ~/nfs_mount</text:span></text:p>
              <text:p text:style-name="P5"><text:span text:style-name="Source_20_Text">sudo mount -t nfs localhost:/nfs_share ~/nfs_mount</text:span></text:p>
            </text:list-item>
            <text:list-item>
              <text:p text:style-name="P15"><text:span text:style-name="Strong_20_Emphasis">Criar o Diretório com Seu Nome:</text:span></text:p>
              <text:p text:style-name="P15">Agora você pode criar um diretório dentro do sistema de arquivos NFS montado. Vamos usar seu nome como exemplo:</text:p>
              <text:p text:style-name="P5">bashCopy code</text:p>
              <text:p text:style-name="P5"><text:span text:style-name="Source_20_Text">mkdir ~/nfs_mount/SEU_NOME</text:span></text:p>
            </text:list-item>
          </text:list>
        </text:list-item>
      </text:list>
      <text:p text:style-name="Standard"/>
      <text:p text:style-name="Standard"/>
      <text:p text:style-name="P3">• Subir um apache no servidor - o apache deve estar online e rodando; <text:span text:style-name="T3">aula 28</text:span></text:p>
      <text:p text:style-name="Text_20_body">Para subir um servidor Apache no Linux e garantir que ele esteja online e rodando, siga estas etapas:</text:p>
      <text:list xml:id="list886376321" text:style-name="L4">
        <text:list-item>
          <text:p text:style-name="P16"><text:span text:style-name="Strong_20_Emphasis">Instalação do Apache:</text:span></text:p>
          <text:p text:style-name="P16">Primeiro, você precisa instalar o servidor web Apache. Use os seguintes comandos, dependendo da sua distribuição Linux:</text:p>
          <text:p text:style-name="P16">Para distribuições baseadas em Debian/Ubuntu:</text:p>
          <text:p text:style-name="P6">bashCopy code</text:p>
          <text:p text:style-name="P6"><text:span text:style-name="Source_20_Text">sudo apt update</text:span></text:p>
          <text:p text:style-name="P6"><text:span text:style-name="Source_20_Text">sudo apt install apache2</text:span></text:p>
          <text:p text:style-name="P16">Para distribuições baseadas em Red Hat/CentOS:</text:p>
          <text:p text:style-name="P6">bashCopy code</text:p>
          <text:p text:style-name="P6"><text:span text:style-name="Source_20_Text">sudo yum install httpd</text:span></text:p>
        </text:list-item>
        <text:list-item>
          <text:p text:style-name="P16"><text:span text:style-name="Strong_20_Emphasis">Iniciar e Habilitar o Serviço Apache:</text:span></text:p>
          <text:p text:style-name="P16">Após a instalação, inicie o serviço Apache e configure-o para iniciar automaticamente na inicialização:</text:p>
          <text:p text:style-name="P16">Para distribuições baseadas em Debian/Ubuntu:</text:p>
          <text:p text:style-name="P6">bashCopy code</text:p>
          <text:p text:style-name="P6"><text:span text:style-name="Source_20_Text">sudo systemctl start apache2</text:span></text:p>
          <text:p text:style-name="P6"><text:span text:style-name="Source_20_Text">sudo systemctl enable apache2</text:span></text:p>
          <text:p text:style-name="P16"><text:soft-page-break/>Para distribuições baseadas em Red Hat/CentOS:</text:p>
          <text:p text:style-name="P6">bashCopy code</text:p>
          <text:p text:style-name="P6"><text:span text:style-name="Source_20_Text">sudo systemctl start httpd</text:span></text:p>
          <text:p text:style-name="P6"><text:span text:style-name="Source_20_Text">sudo systemctl enable httpd</text:span></text:p>
        </text:list-item>
        <text:list-item>
          <text:p text:style-name="P16"><text:span text:style-name="Strong_20_Emphasis">Verificar o Status do Apache:</text:span></text:p>
          <text:p text:style-name="P16">Para verificar se o Apache está rodando e online, você pode usar o seguinte comando:</text:p>
          <text:p text:style-name="P16">Para distribuições baseadas em Debian/Ubuntu:</text:p>
          <text:p text:style-name="P6">bashCopy code</text:p>
          <text:p text:style-name="P6"><text:span text:style-name="Source_20_Text">sudo systemctl status apache2</text:span></text:p>
          <text:p text:style-name="P16">Para distribuições baseadas em Red Hat/CentOS:</text:p>
          <text:p text:style-name="P6">bashCopy code</text:p>
          <text:p text:style-name="P6"><text:span text:style-name="Source_20_Text">sudo systemctl status httpd</text:span></text:p>
          <text:p text:style-name="P16">Isso deve mostrar o status do serviço Apache e indicar se está ativo (rodando) ou não.</text:p>
        </text:list-item>
        <text:list-item>
          <text:p text:style-name="P16"><text:span text:style-name="Strong_20_Emphasis">Testar a Conexão:</text:span></text:p>
          <text:p text:style-name="P16">Para testar se o Apache está funcionando corretamente, abra um navegador web e digite o endereço IP da sua instância ou "localhost" seguido por ":80" (a porta padrão do Apache). Você deve ver a página padrão do Apache, indicando que o servidor está online e funcionando.</text:p>
          <text:p text:style-name="P16">Por exemplo:</text:p>
          <text:list>
            <text:list-item>
              <text:p text:style-name="P16">http://seu_endereco_ip:80</text:p>
            </text:list-item>
            <text:list-item>
              <text:p text:style-name="P16"><text:a xlink:type="simple" xlink:href="http://localhost/" office:target-frame-name="_new" xlink:show="replace" text:style-name="Internet_20_link" text:visited-style-name="Visited_20_Internet_20_Link">http://localhost:80</text:a></text:p>
            </text:list-item>
          </text:list>
        </text:list-item>
      </text:list>
      <text:p text:style-name="Text_20_body">Parabéns! Agora você tem um servidor Apache online e rodando. Você pode começar a hospedar seus sites ou aplicativos web nesse servidor. Certifique-se de configurar as permissões de arquivo, firewalls e outros aspectos de segurança conforme necessário para proteger seu servidor e suas aplicações.</text:p>
      <text:p text:style-name="Standard"/>
      <text:p text:style-name="P3">• Criar um script que valide se o serviço esta online e envie o resultado da validação para o seu diretorio no nfs; <text:span text:style-name="T2">aula 213</text:span></text:p>
      <text:p text:style-name="P3"/>
      <text:p text:style-name="P3">• O script deve conter - Data HORA + nome do serviço + Status + mensagem personalizada de </text:p>
      <text:p text:style-name="P3">ONLINE ou offline; <text:span text:style-name="T1">aula 213</text:span></text:p>
      <text:p text:style-name="P3"/>
      <text:p text:style-name="P3">• O script deve gerar 2 arquivos de saida: 1 para o serviço online e 1 para o serviço OFFLINE;</text:p>
      <text:p text:style-name="P3"/>
      <text:p text:style-name="P3">• Preparar a execução automatizada do script a cada 5 minutos.</text:p>
      <text:p text:style-name="Standard"/>
      <text:p text:style-name="Text_20_body">Aqui está um exemplo de como criar um script shell para validar se um serviço está online, gerar relatórios com informações sobre o status do serviço e enviar esses relatórios para um diretório no NFS. Além disso, vou incluir instruções para agendar a execução automatizada do script a cada 5 minutos usando o utilitário <text:span text:style-name="Source_20_Text">cron</text:span>.</text:p>
      <text:list xml:id="list2596707179" text:style-name="L5">
        <text:list-item>
          <text:p text:style-name="P17"><text:span text:style-name="Strong_20_Emphasis">Criar o Script de Validação:</text:span></text:p>
        </text:list-item>
      </text:list>
      <text:p text:style-name="Text_20_body">Crie um arquivo chamado <text:span text:style-name="Source_20_Text">validate_service.sh</text:span> usando um editor de texto, como o <text:span text:style-name="Source_20_Text">nano</text:span>:</text:p>
      <text:p text:style-name="Preformatted_20_Text">bashCopy code</text:p>
      <text:p text:style-name="Preformatted_20_Text"><text:span text:style-name="Source_20_Text">#!/bin/bash</text:span></text:p>
      <text:p text:style-name="Preformatted_20_Text"><text:soft-page-break/></text:p>
      <text:p text:style-name="Preformatted_20_Text"><text:span text:style-name="Source_20_Text"># Defina o nome do serviço que você deseja verificar</text:span></text:p>
      <text:p text:style-name="Preformatted_20_Text"><text:span text:style-name="Source_20_Text">SERVICE_NAME="apache2"</text:span></text:p>
      <text:p text:style-name="Preformatted_20_Text"/>
      <text:p text:style-name="Preformatted_20_Text"><text:span text:style-name="Source_20_Text"># Comando para verificar o status do serviço</text:span></text:p>
      <text:p text:style-name="Preformatted_20_Text"><text:span text:style-name="Source_20_Text">SERVICE_STATUS=$(systemctl is-active $SERVICE_NAME)</text:span></text:p>
      <text:p text:style-name="Preformatted_20_Text"/>
      <text:p text:style-name="Preformatted_20_Text"><text:span text:style-name="Source_20_Text"># Data e hora formatadas</text:span></text:p>
      <text:p text:style-name="Preformatted_20_Text"><text:span text:style-name="Source_20_Text">DATE_TIME=$(date +"%Y-%m-%d %H:%M:%S")</text:span></text:p>
      <text:p text:style-name="Preformatted_20_Text"/>
      <text:p text:style-name="Preformatted_20_Text"><text:span text:style-name="Source_20_Text"># Diretório NFS para salvar os relatórios</text:span></text:p>
      <text:p text:style-name="Preformatted_20_Text"><text:span text:style-name="Source_20_Text">NFS_DIR="/nfs_share"</text:span></text:p>
      <text:p text:style-name="Preformatted_20_Text"/>
      <text:p text:style-name="Preformatted_20_Text"><text:span text:style-name="Source_20_Text"># Nome dos arquivos de saída</text:span></text:p>
      <text:p text:style-name="Preformatted_20_Text"><text:span text:style-name="Source_20_Text">ONLINE_REPORT="$NFS_DIR/service_online.log"</text:span></text:p>
      <text:p text:style-name="Preformatted_20_Text"><text:span text:style-name="Source_20_Text">OFFLINE_REPORT="$NFS_DIR/service_offline.log"</text:span></text:p>
      <text:p text:style-name="Preformatted_20_Text"/>
      <text:p text:style-name="Preformatted_20_Text"><text:span text:style-name="Source_20_Text"># Verificar o status do serviço</text:span></text:p>
      <text:p text:style-name="Preformatted_20_Text"><text:span text:style-name="Source_20_Text">if [ "$SERVICE_STATUS" == "active" ]; then</text:span></text:p>
      <text:p text:style-name="Preformatted_20_Text"><text:span text:style-name="Source_20_Text"><text:s text:c="4"/>echo "$DATE_TIME $SERVICE_NAME - ONLINE" &gt;&gt; "$ONLINE_REPORT"</text:span></text:p>
      <text:p text:style-name="Preformatted_20_Text"><text:span text:style-name="Source_20_Text">else</text:span></text:p>
      <text:p text:style-name="Preformatted_20_Text"><text:span text:style-name="Source_20_Text"><text:s text:c="4"/>echo "$DATE_TIME $SERVICE_NAME - OFFLINE" &gt;&gt; "$OFFLINE_REPORT"</text:span></text:p>
      <text:p text:style-name="Preformatted_20_Text"><text:span text:style-name="Source_20_Text">fi</text:span></text:p>
      <text:p text:style-name="Text_20_body">Salve o arquivo e conceda permissões de execução:</text:p>
      <text:p text:style-name="Preformatted_20_Text">bashCopy code</text:p>
      <text:p text:style-name="Preformatted_20_Text"><text:span text:style-name="Source_20_Text">chmod +x validate_service.sh</text:span></text:p>
      <text:list xml:id="list2199316937" text:style-name="L6">
        <text:list-item>
          <text:p text:style-name="P18"><text:span text:style-name="Strong_20_Emphasis">Configurar a Execução Automatizada:</text:span></text:p>
        </text:list-item>
      </text:list>
      <text:p text:style-name="Text_20_body">Para executar o script a cada 5 minutos, você pode usar o utilitário <text:span text:style-name="Source_20_Text">cron</text:span>.</text:p>
      <text:p text:style-name="Text_20_body">Abra o arquivo de configuração do cron para edição:</text:p>
      <text:p text:style-name="Preformatted_20_Text">bashCopy code</text:p>
      <text:p text:style-name="Preformatted_20_Text"><text:span text:style-name="Source_20_Text">crontab -e</text:span></text:p>
      <text:p text:style-name="Text_20_body">Adicione a seguinte linha para agendar a execução do script a cada 5 minutos:</text:p>
      <text:p text:style-name="Preformatted_20_Text">plaintextCopy code</text:p>
      <text:p text:style-name="Preformatted_20_Text"><text:span text:style-name="Source_20_Text">*/5 * * * * /caminho/para/o/script/validate_service.sh</text:span></text:p>
      <text:p text:style-name="Text_20_body">Substitua <text:span text:style-name="Source_20_Text">/caminho/para/o/script</text:span> pelo caminho completo onde você salvou o script <text:span text:style-name="Source_20_Text">validate_service.sh</text:span>.</text:p>
      <text:p text:style-name="Text_20_body">Salve e feche o editor.</text:p>
      <text:p text:style-name="Text_20_body">Agora, o script será executado automaticamente a cada 5 minutos e gerará relatórios de status do serviço, salvando-os nos arquivos <text:span text:style-name="Source_20_Text">service_online.log</text:span> e <text:span text:style-name="Source_20_Text">service_offline.log</text:span> no diretório NFS especificado.</text:p>
      <text:p text:style-name="Text_20_body">Certifique-se de que o serviço Apache esteja instalado e ativo para testar esse script. Você pode adaptar esse script para outros serviços, se necessário.</text:p>
      <text:p text:style-name="Standard"/>
      <text:p text:style-name="Standard"/>
      <text:p text:style-name="Standard"/>
      <text:p text:style-name="P3">• Fazer o versionamento da atividade;</text:p>
      <text:p text:style-name="P3"/>
      <text:p text:style-name="P3">• Fazer a documentação explicando o processo de instalação do Linux.</text:p>
      <text:p text:style-name="Standard"/>
      <text:p text:style-name="Standard"/>
      <text:p text:style-name="Standard">***Importante: Desligue a máquina quando não for utilizar, será descontado pontos de máquinas que permanecerem ligadas em períodos fora de uso.</text:p>
      <text:p text:style-name="Standard"><text:soft-page-break/></text:p>
      <text:p text:style-name="Standard"/>
      <text:p text:style-name="Standard"/>
      <text:p text:style-name="Standard">Entrega do PPT dia 04/09/23 apresentação dia 14/09/23</text:p>
      <text:p text:style-name="Standard">Entrega do GITHUB dia 04/09/23 e apresentação dia 14/09/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Helvetica, Arial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08-29T16:55:01.572000000</dc:date>
    <meta:editing-duration>PT22M54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8" meta:paragraph-count="177" meta:word-count="1801" meta:character-count="11125" meta:non-whitespace-character-count="9514"/>
  </office:meta>
</office:document-meta>
</file>